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DejaVu Sans" fo:font-size="12pt" style:font-size-asian="12pt" style:font-size-complex="12pt"/>
    </style:style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name-complex="DejaVu Sa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ext-properties style:font-name="DejaVu Sans" fo:font-size="12pt" style:font-size-asian="12pt" style:font-size-complex="12pt"/>
    </style:style>
    <style:style style:name="ce6" style:family="table-cell" style:parent-style-name="Default" style:data-style-name="N162">
      <style:text-properties style:font-name="DejaVu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R_e, Ohm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office:value-type="string" calcext:value-type="string">
            <text:p>T=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_e</text:p>
          </table:table-cell>
          <table:table-cell office:value-type="string" calcext:value-type="string">
            <text:p>U_str</text:p>
          </table:table-cell>
          <table:table-cell office:value-type="string" calcext:value-type="string">
            <text:p>R_m</text:p>
          </table:table-cell>
          <table:table-cell/>
          <table:table-cell office:value-type="string" calcext:value-type="string">
            <text:p>T=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_e</text:p>
          </table:table-cell>
          <table:table-cell office:value-type="string" calcext:value-type="string">
            <text:p>U_str</text:p>
          </table:table-cell>
          <table:table-cell office:value-type="string" calcext:value-type="string">
            <text:p>R_m</text:p>
          </table:table-cell>
          <table:table-cell/>
          <table:table-cell office:value-type="string" calcext:value-type="string">
            <text:p>T=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_e</text:p>
          </table:table-cell>
          <table:table-cell office:value-type="string" calcext:value-type="string">
            <text:p>U_str</text:p>
          </table:table-cell>
          <table:table-cell office:value-type="string" calcext:value-type="string">
            <text:p>R_m</text:p>
          </table:table-cell>
          <table:table-cell/>
          <table:table-cell office:value-type="string" calcext:value-type="string">
            <text:p>T=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_e</text:p>
          </table:table-cell>
          <table:table-cell office:value-type="string" calcext:value-type="string">
            <text:p>U_str</text:p>
          </table:table-cell>
          <table:table-cell office:value-type="string" calcext:value-type="string">
            <text:p>R_m</text:p>
          </table:table-cell>
          <table:table-cell/>
          <table:table-cell office:value-type="string" calcext:value-type="string">
            <text:p>T=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_e</text:p>
          </table:table-cell>
          <table:table-cell office:value-type="string" calcext:value-type="string">
            <text:p>U_str</text:p>
          </table:table-cell>
          <table:table-cell office:value-type="string" calcext:value-type="string">
            <text:p>R_m</text:p>
          </table:table-cell>
          <table:table-cell/>
          <table:table-cell office:value-type="string" calcext:value-type="string">
            <text:p>T=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_e</text:p>
          </table:table-cell>
          <table:table-cell office:value-type="string" calcext:value-type="string">
            <text:p>U_str</text:p>
          </table:table-cell>
          <table:table-cell office:value-type="string" calcext:value-type="string">
            <text:p>R_m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_source</text:p>
          </table:table-cell>
          <table:table-cell office:value-type="string" calcext:value-type="string">
            <text:p>3.9V</text:p>
          </table:table-cell>
          <table:table-cell table:style-name="Default"/>
          <table:table-cell table:number-columns-repeated="2"/>
          <table:table-cell table:style-name="ce5" table:formula="of:= [.I2] / ([.H2]/ [.$B$1])" office:value-type="float" office:value="14.5451860602481" calcext:value-type="float">
            <text:p>14.5452</text:p>
          </table:table-cell>
          <table:table-cell table:style-name="ce5" table:formula="of:=[.I2] * [.H2]/ [.$B$1]" office:value-type="float" office:value="0.0081712645" calcext:value-type="float">
            <text:p>0.0082</text:p>
          </table:table-cell>
          <table:table-cell table:style-name="ce6" office:value-type="float" office:value="0.23702" calcext:value-type="float">
            <text:p>0.23702</text:p>
          </table:table-cell>
          <table:table-cell table:style-name="ce6" office:value-type="float" office:value="0.34475" calcext:value-type="float">
            <text:p>0.34475</text:p>
          </table:table-cell>
          <table:table-cell table:style-name="ce4" office:value-type="float" office:value="139.634559672906" calcext:value-type="float">
            <text:p>139.63</text:p>
          </table:table-cell>
          <table:table-cell table:number-columns-repeated="2"/>
          <table:table-cell table:style-name="ce5" table:formula="of:= [.P2] / ([.O2]/ [.$B$1])" office:value-type="float" office:value="14.9133192389006" calcext:value-type="float">
            <text:p>14.9133</text:p>
          </table:table-cell>
          <table:table-cell table:style-name="ce5" table:formula="of:=[.P2] * [.O2]/ [.$B$1]" office:value-type="float" office:value="0.008341355" calcext:value-type="float">
            <text:p>0.0083</text:p>
          </table:table-cell>
          <table:table-cell table:style-name="ce6" office:value-type="float" office:value="0.2365" calcext:value-type="float">
            <text:p>0.23650</text:p>
          </table:table-cell>
          <table:table-cell table:style-name="ce6" office:value-type="float" office:value="0.3527" calcext:value-type="float">
            <text:p>0.35270</text:p>
          </table:table-cell>
          <table:table-cell table:style-name="ce4" office:value-type="float" office:value="139.634559672906" calcext:value-type="float">
            <text:p>139.63</text:p>
          </table:table-cell>
          <table:table-cell table:number-columns-repeated="2"/>
          <table:table-cell table:style-name="ce5" table:formula="of:= [.W2] / ([.V2]/ [.$B$1])" office:value-type="float" office:value="15.3531756126516" calcext:value-type="float">
            <text:p>15.3532</text:p>
          </table:table-cell>
          <table:table-cell table:style-name="ce5" table:formula="of:=[.W2] * [.V2]/ [.$B$1]" office:value-type="float" office:value="0.00854096232" calcext:value-type="float">
            <text:p>0.0085</text:p>
          </table:table-cell>
          <table:table-cell table:style-name="ce6" office:value-type="float" office:value="0.23586" calcext:value-type="float">
            <text:p>0.23586</text:p>
          </table:table-cell>
          <table:table-cell table:style-name="ce6" office:value-type="float" office:value="0.36212" calcext:value-type="float">
            <text:p>0.36212</text:p>
          </table:table-cell>
          <table:table-cell table:style-name="ce4" office:value-type="float" office:value="139.634559672906" calcext:value-type="float">
            <text:p>139.63</text:p>
          </table:table-cell>
          <table:table-cell table:number-columns-repeated="2"/>
          <table:table-cell table:style-name="ce5" table:formula="of:= [.AD2] / ([.AC2]/ [.$B$1])" office:value-type="float" office:value="15.804353371312" calcext:value-type="float">
            <text:p>15.8044</text:p>
          </table:table-cell>
          <table:table-cell table:style-name="ce5" table:formula="of:=[.AD2] * [.AC2]/ [.$B$1]" office:value-type="float" office:value="0.0087443035" calcext:value-type="float">
            <text:p>0.0087</text:p>
          </table:table-cell>
          <table:table-cell table:style-name="ce6" office:value-type="float" office:value="0.23522" calcext:value-type="float">
            <text:p>0.23522</text:p>
          </table:table-cell>
          <table:table-cell table:style-name="ce6" office:value-type="float" office:value="0.37175" calcext:value-type="float">
            <text:p>0.37175</text:p>
          </table:table-cell>
          <table:table-cell table:style-name="ce4" office:value-type="float" office:value="139.634559672906" calcext:value-type="float">
            <text:p>139.63</text:p>
          </table:table-cell>
          <table:table-cell table:number-columns-repeated="2"/>
          <table:table-cell table:style-name="ce5" table:formula="of:= [.AK2] / ([.AJ2]/ [.$B$1])" office:value-type="float" office:value="16.2668940524408" calcext:value-type="float">
            <text:p>16.2669</text:p>
          </table:table-cell>
          <table:table-cell table:style-name="ce5" table:formula="of:=[.AK2] * [.AJ2]/ [.$B$1]" office:value-type="float" office:value="0.0089490207" calcext:value-type="float">
            <text:p>0.0089</text:p>
          </table:table-cell>
          <table:table-cell table:style-name="ce6" office:value-type="float" office:value="0.23455" calcext:value-type="float">
            <text:p>0.23455</text:p>
          </table:table-cell>
          <table:table-cell table:style-name="ce6" office:value-type="float" office:value="0.38154" calcext:value-type="float">
            <text:p>0.38154</text:p>
          </table:table-cell>
          <table:table-cell table:style-name="ce4" office:value-type="float" office:value="139.634559672906" calcext:value-type="float">
            <text:p>139.63</text:p>
          </table:table-cell>
          <table:table-cell table:number-columns-repeated="2"/>
          <table:table-cell table:style-name="ce5" table:formula="of:= [.AR2] / ([.AQ2]/ [.$B$1])" office:value-type="float" office:value="16.7245286245671" calcext:value-type="float">
            <text:p>16.7245</text:p>
          </table:table-cell>
          <table:table-cell table:style-name="ce5" table:formula="of:=[.AR2] * [.AQ2]/ [.$B$1]" office:value-type="float" office:value="0.00914907513" calcext:value-type="float">
            <text:p>0.0091</text:p>
          </table:table-cell>
          <table:table-cell table:style-name="ce6" office:value-type="float" office:value="0.23389" calcext:value-type="float">
            <text:p>0.23389</text:p>
          </table:table-cell>
          <table:table-cell table:style-name="ce6" office:value-type="float" office:value="0.39117" calcext:value-type="float">
            <text:p>0.39117</text:p>
          </table:table-cell>
          <table:table-cell table:style-name="ce4" office:value-type="float" office:value="139.634559672906" calcext:value-type="float">
            <text:p>139.6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_source</text:p>
          </table:table-cell>
          <table:table-cell office:value-type="string" calcext:value-type="string">
            <text:p>0.08A</text:p>
          </table:table-cell>
          <table:table-cell table:style-name="Default"/>
          <table:table-cell table:number-columns-repeated="2"/>
          <table:table-cell table:style-name="ce5" table:formula="of:= [.I3] / ([.H3]/ [.$B$1])" office:value-type="float" office:value="14.575092892245" calcext:value-type="float">
            <text:p>14.5751</text:p>
          </table:table-cell>
          <table:table-cell table:style-name="ce5" table:formula="of:=[.I3] * [.H3]/ [.$B$1]" office:value-type="float" office:value="0.0162321408" calcext:value-type="float">
            <text:p>0.0162</text:p>
          </table:table-cell>
          <table:table-cell table:style-name="ce6" office:value-type="float" office:value="0.33372" calcext:value-type="float">
            <text:p>0.33372</text:p>
          </table:table-cell>
          <table:table-cell table:style-name="ce6" office:value-type="float" office:value="0.4864" calcext:value-type="float">
            <text:p>0.48640</text:p>
          </table:table-cell>
          <table:table-cell table:style-name="ce4" office:value-type="float" office:value="92" calcext:value-type="float">
            <text:p>92.00</text:p>
          </table:table-cell>
          <table:table-cell table:number-columns-repeated="2"/>
          <table:table-cell table:style-name="ce5" table:formula="of:= [.P3] / ([.O3]/ [.$B$1])" office:value-type="float" office:value="14.9371730896411" calcext:value-type="float">
            <text:p>14.9372</text:p>
          </table:table-cell>
          <table:table-cell table:style-name="ce5" table:formula="of:=[.P3] * [.O3]/ [.$B$1]" office:value-type="float" office:value="0.0165298754" calcext:value-type="float">
            <text:p>0.0165</text:p>
          </table:table-cell>
          <table:table-cell table:style-name="ce6" office:value-type="float" office:value="0.33266" calcext:value-type="float">
            <text:p>0.33266</text:p>
          </table:table-cell>
          <table:table-cell table:style-name="ce6" office:value-type="float" office:value="0.4969" calcext:value-type="float">
            <text:p>0.49690</text:p>
          </table:table-cell>
          <table:table-cell table:style-name="ce4" office:value-type="float" office:value="92" calcext:value-type="float">
            <text:p>92.00</text:p>
          </table:table-cell>
          <table:table-cell table:number-columns-repeated="2"/>
          <table:table-cell table:style-name="ce5" table:formula="of:= [.W3] / ([.V3]/ [.$B$1])" office:value-type="float" office:value="15.3796016898008" calcext:value-type="float">
            <text:p>15.3796</text:p>
          </table:table-cell>
          <table:table-cell table:style-name="ce5" table:formula="of:=[.W3] * [.V3]/ [.$B$1]" office:value-type="float" office:value="0.0168907952" calcext:value-type="float">
            <text:p>0.0169</text:p>
          </table:table-cell>
          <table:table-cell table:style-name="ce6" office:value-type="float" office:value="0.3314" calcext:value-type="float">
            <text:p>0.33140</text:p>
          </table:table-cell>
          <table:table-cell table:style-name="ce6" office:value-type="float" office:value="0.50968" calcext:value-type="float">
            <text:p>0.50968</text:p>
          </table:table-cell>
          <table:table-cell table:style-name="ce4" office:value-type="float" office:value="92" calcext:value-type="float">
            <text:p>92.00</text:p>
          </table:table-cell>
          <table:table-cell table:number-columns-repeated="2"/>
          <table:table-cell table:style-name="ce5" table:formula="of:= [.AD3] / ([.AC3]/ [.$B$1])" office:value-type="float" office:value="15.8336362534836" calcext:value-type="float">
            <text:p>15.8336</text:p>
          </table:table-cell>
          <table:table-cell table:style-name="ce5" table:formula="of:=[.AD3] * [.AC3]/ [.$B$1]" office:value-type="float" office:value="0.0172553724" calcext:value-type="float">
            <text:p>0.0173</text:p>
          </table:table-cell>
          <table:table-cell table:style-name="ce6" office:value-type="float" office:value="0.33012" calcext:value-type="float">
            <text:p>0.33012</text:p>
          </table:table-cell>
          <table:table-cell table:style-name="ce6" office:value-type="float" office:value="0.5227" calcext:value-type="float">
            <text:p>0.52270</text:p>
          </table:table-cell>
          <table:table-cell table:style-name="ce4" office:value-type="float" office:value="92" calcext:value-type="float">
            <text:p>92.00</text:p>
          </table:table-cell>
          <table:table-cell table:number-columns-repeated="2"/>
          <table:table-cell table:style-name="ce5" table:formula="of:= [.AK3] / ([.AJ3]/ [.$B$1])" office:value-type="float" office:value="16.2950460724386" calcext:value-type="float">
            <text:p>16.2950</text:p>
          </table:table-cell>
          <table:table-cell table:style-name="ce5" table:formula="of:=[.AK3] * [.AJ3]/ [.$B$1]" office:value-type="float" office:value="0.01761969789" calcext:value-type="float">
            <text:p>0.0176</text:p>
          </table:table-cell>
          <table:table-cell table:style-name="ce6" office:value-type="float" office:value="0.32883" calcext:value-type="float">
            <text:p>0.32883</text:p>
          </table:table-cell>
          <table:table-cell table:style-name="ce6" office:value-type="float" office:value="0.53583" calcext:value-type="float">
            <text:p>0.53583</text:p>
          </table:table-cell>
          <table:table-cell table:style-name="ce4" office:value-type="float" office:value="92" calcext:value-type="float">
            <text:p>92.00</text:p>
          </table:table-cell>
          <table:table-cell table:number-columns-repeated="2"/>
          <table:table-cell table:style-name="ce5" table:formula="of:= [.AR3] / ([.AQ3]/ [.$B$1])" office:value-type="float" office:value="16.7480766882403" calcext:value-type="float">
            <text:p>16.7481</text:p>
          </table:table-cell>
          <table:table-cell table:style-name="ce5" table:formula="of:=[.AR3] * [.AQ3]/ [.$B$1]" office:value-type="float" office:value="0.0179699416" calcext:value-type="float">
            <text:p>0.0180</text:p>
          </table:table-cell>
          <table:table-cell table:style-name="ce6" office:value-type="float" office:value="0.32756" calcext:value-type="float">
            <text:p>0.32756</text:p>
          </table:table-cell>
          <table:table-cell table:style-name="ce6" office:value-type="float" office:value="0.5486" calcext:value-type="float">
            <text:p>0.54860</text:p>
          </table:table-cell>
          <table:table-cell table:style-name="ce4" office:value-type="float" office:value="92" calcext:value-type="float">
            <text:p>92.0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formula="of:= [.I4] / ([.H4]/ [.$B$1])" office:value-type="float" office:value="14.6081874217234" calcext:value-type="float">
            <text:p>14.6082</text:p>
          </table:table-cell>
          <table:table-cell table:style-name="ce5" table:formula="of:=[.I4] * [.H4]/ [.$B$1]" office:value-type="float" office:value="0.02422329406" calcext:value-type="float">
            <text:p>0.0242</text:p>
          </table:table-cell>
          <table:table-cell table:style-name="ce6" office:value-type="float" office:value="0.40721" calcext:value-type="float">
            <text:p>0.40721</text:p>
          </table:table-cell>
          <table:table-cell table:style-name="ce6" office:value-type="float" office:value="0.59486" calcext:value-type="float">
            <text:p>0.59486</text:p>
          </table:table-cell>
          <table:table-cell table:style-name="ce4" office:value-type="float" office:value="70.8971068066885" calcext:value-type="float">
            <text:p>70.90</text:p>
          </table:table-cell>
          <table:table-cell table:number-columns-repeated="2"/>
          <table:table-cell table:style-name="ce5" table:formula="of:= [.P4] / ([.O4]/ [.$B$1])" office:value-type="float" office:value="14.9630213982842" calcext:value-type="float">
            <text:p>14.9630</text:p>
          </table:table-cell>
          <table:table-cell table:style-name="ce5" table:formula="of:=[.P4] * [.O4]/ [.$B$1]" office:value-type="float" office:value="0.02462072544" calcext:value-type="float">
            <text:p>0.0246</text:p>
          </table:table-cell>
          <table:table-cell table:style-name="ce6" office:value-type="float" office:value="0.40564" calcext:value-type="float">
            <text:p>0.40564</text:p>
          </table:table-cell>
          <table:table-cell table:style-name="ce6" office:value-type="float" office:value="0.60696" calcext:value-type="float">
            <text:p>0.60696</text:p>
          </table:table-cell>
          <table:table-cell table:style-name="ce4" office:value-type="float" office:value="70.8971068066885" calcext:value-type="float">
            <text:p>70.90</text:p>
          </table:table-cell>
          <table:table-cell table:number-columns-repeated="2"/>
          <table:table-cell table:style-name="ce5" table:formula="of:= [.W4] / ([.V4]/ [.$B$1])" office:value-type="float" office:value="15.409762983877" calcext:value-type="float">
            <text:p>15.4098</text:p>
          </table:table-cell>
          <table:table-cell table:style-name="ce5" table:formula="of:=[.W4] * [.V4]/ [.$B$1]" office:value-type="float" office:value="0.0251225694" calcext:value-type="float">
            <text:p>0.0251</text:p>
          </table:table-cell>
          <table:table-cell table:style-name="ce6" office:value-type="float" office:value="0.40377" calcext:value-type="float">
            <text:p>0.40377</text:p>
          </table:table-cell>
          <table:table-cell table:style-name="ce6" office:value-type="float" office:value="0.6222" calcext:value-type="float">
            <text:p>0.62220</text:p>
          </table:table-cell>
          <table:table-cell table:style-name="ce4" office:value-type="float" office:value="70.8971068066885" calcext:value-type="float">
            <text:p>70.90</text:p>
          </table:table-cell>
          <table:table-cell table:number-columns-repeated="2"/>
          <table:table-cell table:style-name="ce5" table:formula="of:= [.AD4] / ([.AC4]/ [.$B$1])" office:value-type="float" office:value="15.8605160359284" calcext:value-type="float">
            <text:p>15.8605</text:p>
          </table:table-cell>
          <table:table-cell table:style-name="ce5" table:formula="of:=[.AD4] * [.AC4]/ [.$B$1]" office:value-type="float" office:value="0.02561975295" calcext:value-type="float">
            <text:p>0.0256</text:p>
          </table:table-cell>
          <table:table-cell table:style-name="ce6" office:value-type="float" office:value="0.40191" calcext:value-type="float">
            <text:p>0.40191</text:p>
          </table:table-cell>
          <table:table-cell table:style-name="ce6" office:value-type="float" office:value="0.63745" calcext:value-type="float">
            <text:p>0.63745</text:p>
          </table:table-cell>
          <table:table-cell table:style-name="ce4" office:value-type="float" office:value="70.8971068066885" calcext:value-type="float">
            <text:p>70.90</text:p>
          </table:table-cell>
          <table:table-cell table:number-columns-repeated="2"/>
          <table:table-cell table:style-name="ce5" table:formula="of:= [.AK4] / ([.AJ4]/ [.$B$1])" office:value-type="float" office:value="16.319184040798" calcext:value-type="float">
            <text:p>16.3192</text:p>
          </table:table-cell>
          <table:table-cell table:style-name="ce5" table:formula="of:=[.AK4] * [.AJ4]/ [.$B$1]" office:value-type="float" office:value="0.0261133056" calcext:value-type="float">
            <text:p>0.0261</text:p>
          </table:table-cell>
          <table:table-cell table:style-name="ce6" office:value-type="float" office:value="0.40002" calcext:value-type="float">
            <text:p>0.40002</text:p>
          </table:table-cell>
          <table:table-cell table:style-name="ce6" office:value-type="float" office:value="0.6528" calcext:value-type="float">
            <text:p>0.65280</text:p>
          </table:table-cell>
          <table:table-cell table:style-name="ce4" office:value-type="float" office:value="70.8971068066885" calcext:value-type="float">
            <text:p>70.90</text:p>
          </table:table-cell>
          <table:table-cell table:number-columns-repeated="2"/>
          <table:table-cell table:style-name="ce5" table:formula="of:= [.AR4] / ([.AQ4]/ [.$B$1])" office:value-type="float" office:value="16.7733346729629" calcext:value-type="float">
            <text:p>16.7733</text:p>
          </table:table-cell>
          <table:table-cell table:style-name="ce5" table:formula="of:=[.AR4] * [.AQ4]/ [.$B$1]" office:value-type="float" office:value="0.02658565736" calcext:value-type="float">
            <text:p>0.0266</text:p>
          </table:table-cell>
          <table:table-cell table:style-name="ce6" office:value-type="float" office:value="0.39812" calcext:value-type="float">
            <text:p>0.39812</text:p>
          </table:table-cell>
          <table:table-cell table:style-name="ce6" office:value-type="float" office:value="0.66778" calcext:value-type="float">
            <text:p>0.66778</text:p>
          </table:table-cell>
          <table:table-cell table:style-name="ce4" office:value-type="float" office:value="70.8971068066885" calcext:value-type="float">
            <text:p>70.9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formula="of:= [.I5] / ([.H5]/ [.$B$1])" office:value-type="float" office:value="14.6261333333333" calcext:value-type="float">
            <text:p>14.6261</text:p>
          </table:table-cell>
          <table:table-cell table:style-name="ce5" table:formula="of:=[.I5] * [.H5]/ [.$B$1]" office:value-type="float" office:value="0.0321375" calcext:value-type="float">
            <text:p>0.0321</text:p>
          </table:table-cell>
          <table:table-cell table:style-name="ce6" office:value-type="float" office:value="0.46875" calcext:value-type="float">
            <text:p>0.46875</text:p>
          </table:table-cell>
          <table:table-cell table:style-name="ce6" office:value-type="float" office:value="0.6856" calcext:value-type="float">
            <text:p>0.68560</text:p>
          </table:table-cell>
          <table:table-cell table:style-name="ce4" office:value-type="float" office:value="58.317279836453" calcext:value-type="float">
            <text:p>58.32</text:p>
          </table:table-cell>
          <table:table-cell table:number-columns-repeated="2"/>
          <table:table-cell table:style-name="ce5" table:formula="of:= [.P5] / ([.O5]/ [.$B$1])" office:value-type="float" office:value="14.9967859438612" calcext:value-type="float">
            <text:p>14.9968</text:p>
          </table:table-cell>
          <table:table-cell table:style-name="ce5" table:formula="of:=[.P5] * [.O5]/ [.$B$1]" office:value-type="float" office:value="0.032664333" calcext:value-type="float">
            <text:p>0.0327</text:p>
          </table:table-cell>
          <table:table-cell table:style-name="ce6" office:value-type="float" office:value="0.4667" calcext:value-type="float">
            <text:p>0.46670</text:p>
          </table:table-cell>
          <table:table-cell table:style-name="ce6" office:value-type="float" office:value="0.6999" calcext:value-type="float">
            <text:p>0.69990</text:p>
          </table:table-cell>
          <table:table-cell table:style-name="ce4" office:value-type="float" office:value="58.317279836453" calcext:value-type="float">
            <text:p>58.32</text:p>
          </table:table-cell>
          <table:table-cell table:number-columns-repeated="2"/>
          <table:table-cell table:style-name="ce5" table:formula="of:= [.W5] / ([.V5]/ [.$B$1])" office:value-type="float" office:value="15.435335171463" calcext:value-type="float">
            <text:p>15.4353</text:p>
          </table:table-cell>
          <table:table-cell table:style-name="ce5" table:formula="of:=[.W5] * [.V5]/ [.$B$1]" office:value-type="float" office:value="0.03326604568" calcext:value-type="float">
            <text:p>0.0333</text:p>
          </table:table-cell>
          <table:table-cell table:style-name="ce6" office:value-type="float" office:value="0.46424" calcext:value-type="float">
            <text:p>0.46424</text:p>
          </table:table-cell>
          <table:table-cell table:style-name="ce6" office:value-type="float" office:value="0.71657" calcext:value-type="float">
            <text:p>0.71657</text:p>
          </table:table-cell>
          <table:table-cell table:style-name="ce4" office:value-type="float" office:value="58.317279836453" calcext:value-type="float">
            <text:p>58.32</text:p>
          </table:table-cell>
          <table:table-cell table:number-columns-repeated="2"/>
          <table:table-cell table:style-name="ce5" table:formula="of:= [.AD5] / ([.AC5]/ [.$B$1])" office:value-type="float" office:value="15.8861239252377" calcext:value-type="float">
            <text:p>15.8861</text:p>
          </table:table-cell>
          <table:table-cell table:style-name="ce5" table:formula="of:=[.AD5] * [.AC5]/ [.$B$1]" office:value-type="float" office:value="0.03386835723" calcext:value-type="float">
            <text:p>0.0339</text:p>
          </table:table-cell>
          <table:table-cell table:style-name="ce6" office:value-type="float" office:value="0.46173" calcext:value-type="float">
            <text:p>0.46173</text:p>
          </table:table-cell>
          <table:table-cell table:style-name="ce6" office:value-type="float" office:value="0.73351" calcext:value-type="float">
            <text:p>0.73351</text:p>
          </table:table-cell>
          <table:table-cell table:style-name="ce4" office:value-type="float" office:value="58.317279836453" calcext:value-type="float">
            <text:p>58.32</text:p>
          </table:table-cell>
          <table:table-cell table:number-columns-repeated="2"/>
          <table:table-cell table:style-name="ce5" table:formula="of:= [.AK5] / ([.AJ5]/ [.$B$1])" office:value-type="float" office:value="16.3451865078501" calcext:value-type="float">
            <text:p>16.3452</text:p>
          </table:table-cell>
          <table:table-cell table:style-name="ce5" table:formula="of:=[.AK5] * [.AJ5]/ [.$B$1]" office:value-type="float" office:value="0.03447072226" calcext:value-type="float">
            <text:p>0.0345</text:p>
          </table:table-cell>
          <table:table-cell table:style-name="ce6" office:value-type="float" office:value="0.45923" calcext:value-type="float">
            <text:p>0.45923</text:p>
          </table:table-cell>
          <table:table-cell table:style-name="ce6" office:value-type="float" office:value="0.75062" calcext:value-type="float">
            <text:p>0.75062</text:p>
          </table:table-cell>
          <table:table-cell table:style-name="ce4" office:value-type="float" office:value="58.317279836453" calcext:value-type="float">
            <text:p>58.32</text:p>
          </table:table-cell>
          <table:table-cell table:number-columns-repeated="2"/>
          <table:table-cell table:style-name="ce5" table:formula="of:= [.AR5] / ([.AQ5]/ [.$B$1])" office:value-type="float" office:value="16.798756458534" calcext:value-type="float">
            <text:p>16.7988</text:p>
          </table:table-cell>
          <table:table-cell table:style-name="ce5" table:formula="of:=[.AR5] * [.AQ5]/ [.$B$1]" office:value-type="float" office:value="0.0350471948" calcext:value-type="float">
            <text:p>0.0350</text:p>
          </table:table-cell>
          <table:table-cell table:style-name="ce6" office:value-type="float" office:value="0.45676" calcext:value-type="float">
            <text:p>0.45676</text:p>
          </table:table-cell>
          <table:table-cell table:style-name="ce6" office:value-type="float" office:value="0.7673" calcext:value-type="float">
            <text:p>0.76730</text:p>
          </table:table-cell>
          <table:table-cell table:style-name="ce4" office:value-type="float" office:value="58.317279836453" calcext:value-type="float">
            <text:p>58.32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formula="of:= [.I6] / ([.H6]/ [.$B$1])" office:value-type="float" office:value="14.6591017815113" calcext:value-type="float">
            <text:p>14.6591</text:p>
          </table:table-cell>
          <table:table-cell table:style-name="ce5" table:formula="of:=[.I6] * [.H6]/ [.$B$1]" office:value-type="float" office:value="0.04003405213" calcext:value-type="float">
            <text:p>0.0400</text:p>
          </table:table-cell>
          <table:table-cell table:style-name="ce6" office:value-type="float" office:value="0.52259" calcext:value-type="float">
            <text:p>0.52259</text:p>
          </table:table-cell>
          <table:table-cell table:style-name="ce6" office:value-type="float" office:value="0.76607" calcext:value-type="float">
            <text:p>0.76607</text:p>
          </table:table-cell>
          <table:table-cell table:style-name="ce4" office:value-type="float" office:value="49.7323861838727" calcext:value-type="float">
            <text:p>49.73</text:p>
          </table:table-cell>
          <table:table-cell table:number-columns-repeated="2"/>
          <table:table-cell table:style-name="ce5" table:formula="of:= [.P6] / ([.O6]/ [.$B$1])" office:value-type="float" office:value="15.0177867512739" calcext:value-type="float">
            <text:p>15.0178</text:p>
          </table:table-cell>
          <table:table-cell table:style-name="ce5" table:formula="of:=[.P6] * [.O6]/ [.$B$1]" office:value-type="float" office:value="0.040615905" calcext:value-type="float">
            <text:p>0.0406</text:p>
          </table:table-cell>
          <table:table-cell table:style-name="ce6" office:value-type="float" office:value="0.52005" calcext:value-type="float">
            <text:p>0.52005</text:p>
          </table:table-cell>
          <table:table-cell table:style-name="ce6" office:value-type="float" office:value="0.781" calcext:value-type="float">
            <text:p>0.78100</text:p>
          </table:table-cell>
          <table:table-cell table:style-name="ce4" office:value-type="float" office:value="49.7323861838727" calcext:value-type="float">
            <text:p>49.73</text:p>
          </table:table-cell>
          <table:table-cell table:number-columns-repeated="2"/>
          <table:table-cell table:style-name="ce5" table:formula="of:= [.W6] / ([.V6]/ [.$B$1])" office:value-type="float" office:value="15.4628805756509" calcext:value-type="float">
            <text:p>15.4629</text:p>
          </table:table-cell>
          <table:table-cell table:style-name="ce5" table:formula="of:=[.W6] * [.V6]/ [.$B$1]" office:value-type="float" office:value="0.0413273812" calcext:value-type="float">
            <text:p>0.0413</text:p>
          </table:table-cell>
          <table:table-cell table:style-name="ce6" office:value-type="float" office:value="0.51698" calcext:value-type="float">
            <text:p>0.51698</text:p>
          </table:table-cell>
          <table:table-cell table:style-name="ce6" office:value-type="float" office:value="0.7994" calcext:value-type="float">
            <text:p>0.79940</text:p>
          </table:table-cell>
          <table:table-cell table:style-name="ce4" office:value-type="float" office:value="49.7323861838727" calcext:value-type="float">
            <text:p>49.73</text:p>
          </table:table-cell>
          <table:table-cell table:number-columns-repeated="2"/>
          <table:table-cell table:style-name="ce5" table:formula="of:= [.AD6] / ([.AC6]/ [.$B$1])" office:value-type="float" office:value="15.9120451449698" calcext:value-type="float">
            <text:p>15.9120</text:p>
          </table:table-cell>
          <table:table-cell table:style-name="ce5" table:formula="of:=[.AD6] * [.AC6]/ [.$B$1]" office:value-type="float" office:value="0.0420226308" calcext:value-type="float">
            <text:p>0.0420</text:p>
          </table:table-cell>
          <table:table-cell table:style-name="ce6" office:value-type="float" office:value="0.5139" calcext:value-type="float">
            <text:p>0.51390</text:p>
          </table:table-cell>
          <table:table-cell table:style-name="ce6" office:value-type="float" office:value="0.81772" calcext:value-type="float">
            <text:p>0.81772</text:p>
          </table:table-cell>
          <table:table-cell table:style-name="ce4" office:value-type="float" office:value="49.7323861838727" calcext:value-type="float">
            <text:p>49.73</text:p>
          </table:table-cell>
          <table:table-cell table:number-columns-repeated="2"/>
          <table:table-cell table:style-name="ce5" table:formula="of:= [.AK6] / ([.AJ6]/ [.$B$1])" office:value-type="float" office:value="16.3729981596774" calcext:value-type="float">
            <text:p>16.3730</text:p>
          </table:table-cell>
          <table:table-cell table:style-name="ce5" table:formula="of:=[.AK6] * [.AJ6]/ [.$B$1]" office:value-type="float" office:value="0.0427165314" calcext:value-type="float">
            <text:p>0.0427</text:p>
          </table:table-cell>
          <table:table-cell table:style-name="ce6" office:value-type="float" office:value="0.51078" calcext:value-type="float">
            <text:p>0.51078</text:p>
          </table:table-cell>
          <table:table-cell table:style-name="ce6" office:value-type="float" office:value="0.8363" calcext:value-type="float">
            <text:p>0.83630</text:p>
          </table:table-cell>
          <table:table-cell table:style-name="ce4" office:value-type="float" office:value="49.7323861838727" calcext:value-type="float">
            <text:p>49.73</text:p>
          </table:table-cell>
          <table:table-cell table:number-columns-repeated="2"/>
          <table:table-cell table:style-name="ce5" table:formula="of:= [.AR6] / ([.AQ6]/ [.$B$1])" office:value-type="float" office:value="16.8228992299967" calcext:value-type="float">
            <text:p>16.8229</text:p>
          </table:table-cell>
          <table:table-cell table:style-name="ce5" table:formula="of:=[.AR6] * [.AQ6]/ [.$B$1]" office:value-type="float" office:value="0.04337796075" calcext:value-type="float">
            <text:p>0.0434</text:p>
          </table:table-cell>
          <table:table-cell table:style-name="ce6" office:value-type="float" office:value="0.50779" calcext:value-type="float">
            <text:p>0.50779</text:p>
          </table:table-cell>
          <table:table-cell table:style-name="ce6" office:value-type="float" office:value="0.85425" calcext:value-type="float">
            <text:p>0.85425</text:p>
          </table:table-cell>
          <table:table-cell table:style-name="ce4" office:value-type="float" office:value="49.7323861838727" calcext:value-type="float">
            <text:p>49.73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formula="of:= [.I7] / ([.H7]/ [.$B$1])" office:value-type="float" office:value="14.6820809248555" calcext:value-type="float">
            <text:p>14.6821</text:p>
          </table:table-cell>
          <table:table-cell table:style-name="ce5" table:formula="of:=[.I7] * [.H7]/ [.$B$1]" office:value-type="float" office:value="0.047852838" calcext:value-type="float">
            <text:p>0.0479</text:p>
          </table:table-cell>
          <table:table-cell table:style-name="ce6" office:value-type="float" office:value="0.5709" calcext:value-type="float">
            <text:p>0.57090</text:p>
          </table:table-cell>
          <table:table-cell table:style-name="ce6" office:value-type="float" office:value="0.8382" calcext:value-type="float">
            <text:p>0.83820</text:p>
          </table:table-cell>
          <table:table-cell table:style-name="ce4" office:value-type="float" office:value="43.395280956807" calcext:value-type="float">
            <text:p>43.40</text:p>
          </table:table-cell>
          <table:table-cell table:number-columns-repeated="2"/>
          <table:table-cell table:style-name="ce5" table:formula="of:= [.P7] / ([.O7]/ [.$B$1])" office:value-type="float" office:value="15.0449022715267" calcext:value-type="float">
            <text:p>15.0449</text:p>
          </table:table-cell>
          <table:table-cell table:style-name="ce5" table:formula="of:=[.P7] * [.O7]/ [.$B$1]" office:value-type="float" office:value="0.048521376" calcext:value-type="float">
            <text:p>0.0485</text:p>
          </table:table-cell>
          <table:table-cell table:style-name="ce6" office:value-type="float" office:value="0.5679" calcext:value-type="float">
            <text:p>0.56790</text:p>
          </table:table-cell>
          <table:table-cell table:style-name="ce6" office:value-type="float" office:value="0.8544" calcext:value-type="float">
            <text:p>0.85440</text:p>
          </table:table-cell>
          <table:table-cell table:style-name="ce4" office:value-type="float" office:value="43.395280956807" calcext:value-type="float">
            <text:p>43.40</text:p>
          </table:table-cell>
          <table:table-cell table:number-columns-repeated="2"/>
          <table:table-cell table:style-name="ce5" table:formula="of:= [.W7] / ([.V7]/ [.$B$1])" office:value-type="float" office:value="15.4891882311237" calcext:value-type="float">
            <text:p>15.4892</text:p>
          </table:table-cell>
          <table:table-cell table:style-name="ce5" table:formula="of:=[.W7] * [.V7]/ [.$B$1]" office:value-type="float" office:value="0.049305438" calcext:value-type="float">
            <text:p>0.0493</text:p>
          </table:table-cell>
          <table:table-cell table:style-name="ce6" office:value-type="float" office:value="0.5642" calcext:value-type="float">
            <text:p>0.56420</text:p>
          </table:table-cell>
          <table:table-cell table:style-name="ce6" office:value-type="float" office:value="0.8739" calcext:value-type="float">
            <text:p>0.87390</text:p>
          </table:table-cell>
          <table:table-cell table:style-name="ce4" office:value-type="float" office:value="43.395280956807" calcext:value-type="float">
            <text:p>43.40</text:p>
          </table:table-cell>
          <table:table-cell table:number-columns-repeated="2"/>
          <table:table-cell table:style-name="ce5" table:formula="of:= [.AD7] / ([.AC7]/ [.$B$1])" office:value-type="float" office:value="15.9387711410833" calcext:value-type="float">
            <text:p>15.9388</text:p>
          </table:table-cell>
          <table:table-cell table:style-name="ce5" table:formula="of:=[.AD7] * [.AC7]/ [.$B$1]" office:value-type="float" office:value="0.0500768568" calcext:value-type="float">
            <text:p>0.0501</text:p>
          </table:table-cell>
          <table:table-cell table:style-name="ce6" office:value-type="float" office:value="0.56052" calcext:value-type="float">
            <text:p>0.56052</text:p>
          </table:table-cell>
          <table:table-cell table:style-name="ce6" office:value-type="float" office:value="0.8934" calcext:value-type="float">
            <text:p>0.89340</text:p>
          </table:table-cell>
          <table:table-cell table:style-name="ce4" office:value-type="float" office:value="43.395280956807" calcext:value-type="float">
            <text:p>43.40</text:p>
          </table:table-cell>
          <table:table-cell table:number-columns-repeated="2"/>
          <table:table-cell table:style-name="ce5" table:formula="of:= [.AK7] / ([.AJ7]/ [.$B$1])" office:value-type="float" office:value="16.3964012498653" calcext:value-type="float">
            <text:p>16.3964</text:p>
          </table:table-cell>
          <table:table-cell table:style-name="ce5" table:formula="of:=[.AK7] * [.AJ7]/ [.$B$1]" office:value-type="float" office:value="0.0508441023" calcext:value-type="float">
            <text:p>0.0508</text:p>
          </table:table-cell>
          <table:table-cell table:style-name="ce6" office:value-type="float" office:value="0.55686" calcext:value-type="float">
            <text:p>0.55686</text:p>
          </table:table-cell>
          <table:table-cell table:style-name="ce6" office:value-type="float" office:value="0.91305" calcext:value-type="float">
            <text:p>0.91305</text:p>
          </table:table-cell>
          <table:table-cell table:style-name="ce4" office:value-type="float" office:value="43.395280956807" calcext:value-type="float">
            <text:p>43.40</text:p>
          </table:table-cell>
          <table:table-cell table:number-columns-repeated="2"/>
          <table:table-cell table:style-name="ce5" table:formula="of:= [.AR7] / ([.AQ7]/ [.$B$1])" office:value-type="float" office:value="16.8486119144014" calcext:value-type="float">
            <text:p>16.8486</text:p>
          </table:table-cell>
          <table:table-cell table:style-name="ce5" table:formula="of:=[.AR7] * [.AQ7]/ [.$B$1]" office:value-type="float" office:value="0.0515767616" calcext:value-type="float">
            <text:p>0.0516</text:p>
          </table:table-cell>
          <table:table-cell table:style-name="ce6" office:value-type="float" office:value="0.55328" calcext:value-type="float">
            <text:p>0.55328</text:p>
          </table:table-cell>
          <table:table-cell table:style-name="ce6" office:value-type="float" office:value="0.9322" calcext:value-type="float">
            <text:p>0.93220</text:p>
          </table:table-cell>
          <table:table-cell table:style-name="ce4" office:value-type="float" office:value="43.395280956807" calcext:value-type="float">
            <text:p>43.4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formula="of:= [.I8] / ([.H8]/ [.$B$1])" office:value-type="float" office:value="14.7117166921401" calcext:value-type="float">
            <text:p>14.7117</text:p>
          </table:table-cell>
          <table:table-cell table:style-name="ce5" table:formula="of:=[.I8] * [.H8]/ [.$B$1]" office:value-type="float" office:value="0.0556470096" calcext:value-type="float">
            <text:p>0.0556</text:p>
          </table:table-cell>
          <table:table-cell table:style-name="ce6" office:value-type="float" office:value="0.61502" calcext:value-type="float">
            <text:p>0.61502</text:p>
          </table:table-cell>
          <table:table-cell table:style-name="ce6" office:value-type="float" office:value="0.9048" calcext:value-type="float">
            <text:p>0.90480</text:p>
          </table:table-cell>
          <table:table-cell table:style-name="ce4" office:value-type="float" office:value="38.4700856398576" calcext:value-type="float">
            <text:p>38.47</text:p>
          </table:table-cell>
          <table:table-cell table:number-columns-repeated="2"/>
          <table:table-cell table:style-name="ce5" table:formula="of:= [.P8] / ([.O8]/ [.$B$1])" office:value-type="float" office:value="15.0720324432162" calcext:value-type="float">
            <text:p>15.0720</text:p>
          </table:table-cell>
          <table:table-cell table:style-name="ce5" table:formula="of:=[.P8] * [.O8]/ [.$B$1]" office:value-type="float" office:value="0.0563647201" calcext:value-type="float">
            <text:p>0.0564</text:p>
          </table:table-cell>
          <table:table-cell table:style-name="ce6" office:value-type="float" office:value="0.61153" calcext:value-type="float">
            <text:p>0.61153</text:p>
          </table:table-cell>
          <table:table-cell table:style-name="ce6" office:value-type="float" office:value="0.9217" calcext:value-type="float">
            <text:p>0.92170</text:p>
          </table:table-cell>
          <table:table-cell table:style-name="ce4" office:value-type="float" office:value="38.4700856398576" calcext:value-type="float">
            <text:p>38.47</text:p>
          </table:table-cell>
          <table:table-cell table:number-columns-repeated="2"/>
          <table:table-cell table:style-name="ce5" table:formula="of:= [.W8] / ([.V8]/ [.$B$1])" office:value-type="float" office:value="15.5137724945256" calcext:value-type="float">
            <text:p>15.5138</text:p>
          </table:table-cell>
          <table:table-cell table:style-name="ce5" table:formula="of:=[.W8] * [.V8]/ [.$B$1]" office:value-type="float" office:value="0.05723004562" calcext:value-type="float">
            <text:p>0.0572</text:p>
          </table:table-cell>
          <table:table-cell table:style-name="ce6" office:value-type="float" office:value="0.60737" calcext:value-type="float">
            <text:p>0.60737</text:p>
          </table:table-cell>
          <table:table-cell table:style-name="ce6" office:value-type="float" office:value="0.94226" calcext:value-type="float">
            <text:p>0.94226</text:p>
          </table:table-cell>
          <table:table-cell table:style-name="ce4" office:value-type="float" office:value="38.4700856398576" calcext:value-type="float">
            <text:p>38.47</text:p>
          </table:table-cell>
          <table:table-cell table:number-columns-repeated="2"/>
          <table:table-cell table:style-name="ce5" table:formula="of:= [.AD8] / ([.AC8]/ [.$B$1])" office:value-type="float" office:value="15.9655784185306" calcext:value-type="float">
            <text:p>15.9656</text:p>
          </table:table-cell>
          <table:table-cell table:style-name="ce5" table:formula="of:=[.AD8] * [.AC8]/ [.$B$1]" office:value-type="float" office:value="0.0580734619" calcext:value-type="float">
            <text:p>0.0581</text:p>
          </table:table-cell>
          <table:table-cell table:style-name="ce6" office:value-type="float" office:value="0.60311" calcext:value-type="float">
            <text:p>0.60311</text:p>
          </table:table-cell>
          <table:table-cell table:style-name="ce6" office:value-type="float" office:value="0.9629" calcext:value-type="float">
            <text:p>0.96290</text:p>
          </table:table-cell>
          <table:table-cell table:style-name="ce4" office:value-type="float" office:value="38.4700856398576" calcext:value-type="float">
            <text:p>38.47</text:p>
          </table:table-cell>
          <table:table-cell table:number-columns-repeated="2"/>
          <table:table-cell table:style-name="ce5" table:formula="of:= [.AK8] / ([.AJ8]/ [.$B$1])" office:value-type="float" office:value="16.422583661746" calcext:value-type="float">
            <text:p>16.4226</text:p>
          </table:table-cell>
          <table:table-cell table:style-name="ce5" table:formula="of:=[.AK8] * [.AJ8]/ [.$B$1]" office:value-type="float" office:value="0.0588929198" calcext:value-type="float">
            <text:p>0.0589</text:p>
          </table:table-cell>
          <table:table-cell table:style-name="ce6" office:value-type="float" office:value="0.59884" calcext:value-type="float">
            <text:p>0.59884</text:p>
          </table:table-cell>
          <table:table-cell table:style-name="ce6" office:value-type="float" office:value="0.98345" calcext:value-type="float">
            <text:p>0.98345</text:p>
          </table:table-cell>
          <table:table-cell table:style-name="ce4" office:value-type="float" office:value="38.4700856398576" calcext:value-type="float">
            <text:p>38.47</text:p>
          </table:table-cell>
          <table:table-cell table:number-columns-repeated="2"/>
          <table:table-cell table:style-name="ce5" table:formula="of:= [.AR8] / ([.AQ8]/ [.$B$1])" office:value-type="float" office:value="16.8740646072612" calcext:value-type="float">
            <text:p>16.8741</text:p>
          </table:table-cell>
          <table:table-cell table:style-name="ce5" table:formula="of:=[.AR8] * [.AQ8]/ [.$B$1]" office:value-type="float" office:value="0.05967216115" calcext:value-type="float">
            <text:p>0.0597</text:p>
          </table:table-cell>
          <table:table-cell table:style-name="ce6" office:value-type="float" office:value="0.59467" calcext:value-type="float">
            <text:p>0.59467</text:p>
          </table:table-cell>
          <table:table-cell table:style-name="ce6" office:value-type="float" office:value="1.00345" calcext:value-type="float">
            <text:p>1.00345</text:p>
          </table:table-cell>
          <table:table-cell table:style-name="ce4" office:value-type="float" office:value="38.4700856398576" calcext:value-type="float">
            <text:p>38.47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formula="of:= [.I9] / ([.H9]/ [.$B$1])" office:value-type="float" office:value="14.7370025918585" calcext:value-type="float">
            <text:p>14.7370</text:p>
          </table:table-cell>
          <table:table-cell table:style-name="ce5" table:formula="of:=[.I9] * [.H9]/ [.$B$1]" office:value-type="float" office:value="0.063399294" calcext:value-type="float">
            <text:p>0.0634</text:p>
          </table:table-cell>
          <table:table-cell table:style-name="ce6" office:value-type="float" office:value="0.6559" calcext:value-type="float">
            <text:p>0.65590</text:p>
          </table:table-cell>
          <table:table-cell table:style-name="ce6" office:value-type="float" office:value="0.9666" calcext:value-type="float">
            <text:p>0.96660</text:p>
          </table:table-cell>
          <table:table-cell table:style-name="ce4" office:value-type="float" office:value="34.5" calcext:value-type="float">
            <text:p>34.50</text:p>
          </table:table-cell>
          <table:table-cell table:number-columns-repeated="2"/>
          <table:table-cell table:style-name="ce5" table:formula="of:= [.P9] / ([.O9]/ [.$B$1])" office:value-type="float" office:value="15.0996932515337" calcext:value-type="float">
            <text:p>15.0997</text:p>
          </table:table-cell>
          <table:table-cell table:style-name="ce5" table:formula="of:=[.P9] * [.O9]/ [.$B$1]" office:value-type="float" office:value="0.0641894" calcext:value-type="float">
            <text:p>0.0642</text:p>
          </table:table-cell>
          <table:table-cell table:style-name="ce6" office:value-type="float" office:value="0.652" calcext:value-type="float">
            <text:p>0.65200</text:p>
          </table:table-cell>
          <table:table-cell table:style-name="ce6" office:value-type="float" office:value="0.9845" calcext:value-type="float">
            <text:p>0.98450</text:p>
          </table:table-cell>
          <table:table-cell table:style-name="ce4" office:value-type="float" office:value="34.5" calcext:value-type="float">
            <text:p>34.50</text:p>
          </table:table-cell>
          <table:table-cell table:number-columns-repeated="2"/>
          <table:table-cell table:style-name="ce5" table:formula="of:= [.W9] / ([.V9]/ [.$B$1])" office:value-type="float" office:value="15.541407179614" calcext:value-type="float">
            <text:p>15.5414</text:p>
          </table:table-cell>
          <table:table-cell table:style-name="ce5" table:formula="of:=[.W9] * [.V9]/ [.$B$1]" office:value-type="float" office:value="0.0650798527" calcext:value-type="float">
            <text:p>0.0651</text:p>
          </table:table-cell>
          <table:table-cell table:style-name="ce6" office:value-type="float" office:value="0.64711" calcext:value-type="float">
            <text:p>0.64711</text:p>
          </table:table-cell>
          <table:table-cell table:style-name="ce6" office:value-type="float" office:value="1.0057" calcext:value-type="float">
            <text:p>1.00570</text:p>
          </table:table-cell>
          <table:table-cell table:style-name="ce4" office:value-type="float" office:value="34.5" calcext:value-type="float">
            <text:p>34.50</text:p>
          </table:table-cell>
          <table:table-cell table:number-columns-repeated="2"/>
          <table:table-cell table:style-name="ce5" table:formula="of:= [.AD9] / ([.AC9]/ [.$B$1])" office:value-type="float" office:value="15.9908142612486" calcext:value-type="float">
            <text:p>15.9908</text:p>
          </table:table-cell>
          <table:table-cell table:style-name="ce5" table:formula="of:=[.AD9] * [.AC9]/ [.$B$1]" office:value-type="float" office:value="0.0659699907" calcext:value-type="float">
            <text:p>0.0660</text:p>
          </table:table-cell>
          <table:table-cell table:style-name="ce6" office:value-type="float" office:value="0.6423" calcext:value-type="float">
            <text:p>0.64230</text:p>
          </table:table-cell>
          <table:table-cell table:style-name="ce6" office:value-type="float" office:value="1.02709" calcext:value-type="float">
            <text:p>1.02709</text:p>
          </table:table-cell>
          <table:table-cell table:style-name="ce4" office:value-type="float" office:value="34.5" calcext:value-type="float">
            <text:p>34.50</text:p>
          </table:table-cell>
          <table:table-cell table:number-columns-repeated="2"/>
          <table:table-cell table:style-name="ce5" table:formula="of:= [.AK9] / ([.AJ9]/ [.$B$1])" office:value-type="float" office:value="16.4467100619559" calcext:value-type="float">
            <text:p>16.4467</text:p>
          </table:table-cell>
          <table:table-cell table:style-name="ce5" table:formula="of:=[.AK9] * [.AJ9]/ [.$B$1]" office:value-type="float" office:value="0.0668509428" calcext:value-type="float">
            <text:p>0.0669</text:p>
          </table:table-cell>
          <table:table-cell table:style-name="ce6" office:value-type="float" office:value="0.63755" calcext:value-type="float">
            <text:p>0.63755</text:p>
          </table:table-cell>
          <table:table-cell table:style-name="ce6" office:value-type="float" office:value="1.04856" calcext:value-type="float">
            <text:p>1.04856</text:p>
          </table:table-cell>
          <table:table-cell table:style-name="ce4" office:value-type="float" office:value="34.5" calcext:value-type="float">
            <text:p>34.50</text:p>
          </table:table-cell>
          <table:table-cell table:number-columns-repeated="2"/>
          <table:table-cell table:style-name="ce5" table:formula="of:= [.AR9] / ([.AQ9]/ [.$B$1])" office:value-type="float" office:value="16.8958379420409" calcext:value-type="float">
            <text:p>16.8958</text:p>
          </table:table-cell>
          <table:table-cell table:style-name="ce5" table:formula="of:=[.AR9] * [.AQ9]/ [.$B$1]" office:value-type="float" office:value="0.06766982122" calcext:value-type="float">
            <text:p>0.0677</text:p>
          </table:table-cell>
          <table:table-cell office:value-type="float" office:value="0.63286" calcext:value-type="float">
            <text:p>0.63286</text:p>
          </table:table-cell>
          <table:table-cell office:value-type="float" office:value="1.06927" calcext:value-type="float">
            <text:p>1.06927</text:p>
          </table:table-cell>
          <table:table-cell table:style-name="ce4" office:value-type="float" office:value="34.5" calcext:value-type="float">
            <text:p>34.50</text:p>
          </table:table-cell>
          <table:table-cell table:number-columns-repeated="97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5" table:formula="of:= [.I10] / ([.H10]/ [.$B$1])" office:value-type="float" office:value="14.7658164000576" calcext:value-type="float">
            <text:p>14.7658</text:p>
          </table:table-cell>
          <table:table-cell table:style-name="ce5" table:formula="of:=[.I10] * [.H10]/ [.$B$1]" office:value-type="float" office:value="0.071096994" calcext:value-type="float">
            <text:p>0.0711</text:p>
          </table:table-cell>
          <table:table-cell table:style-name="ce6" office:value-type="float" office:value="0.6939" calcext:value-type="float">
            <text:p>0.69390</text:p>
          </table:table-cell>
          <table:table-cell table:style-name="ce6" office:value-type="float" office:value="1.0246" calcext:value-type="float">
            <text:p>1.02460</text:p>
          </table:table-cell>
          <table:table-cell table:style-name="ce4" office:value-type="float" office:value="31.2115198909686" calcext:value-type="float">
            <text:p>31.21</text:p>
          </table:table-cell>
          <table:table-cell table:number-columns-repeated="2"/>
          <table:table-cell table:style-name="ce5" table:formula="of:= [.P10] / ([.O10]/ [.$B$1])" office:value-type="float" office:value="15.1312545322698" calcext:value-type="float">
            <text:p>15.1313</text:p>
          </table:table-cell>
          <table:table-cell table:style-name="ce5" table:formula="of:=[.P10] * [.O10]/ [.$B$1]" office:value-type="float" office:value="0.071935535" calcext:value-type="float">
            <text:p>0.0719</text:p>
          </table:table-cell>
          <table:table-cell table:style-name="ce6" office:value-type="float" office:value="0.6895" calcext:value-type="float">
            <text:p>0.68950</text:p>
          </table:table-cell>
          <table:table-cell table:style-name="ce6" office:value-type="float" office:value="1.0433" calcext:value-type="float">
            <text:p>1.04330</text:p>
          </table:table-cell>
          <table:table-cell table:style-name="ce4" office:value-type="float" office:value="31.2115198909686" calcext:value-type="float">
            <text:p>31.21</text:p>
          </table:table-cell>
          <table:table-cell table:number-columns-repeated="2"/>
          <table:table-cell table:style-name="ce5" table:formula="of:= [.W10] / ([.V10]/ [.$B$1])" office:value-type="float" office:value="15.5664031100653" calcext:value-type="float">
            <text:p>15.5664</text:p>
          </table:table-cell>
          <table:table-cell table:style-name="ce5" table:formula="of:=[.W10] * [.V10]/ [.$B$1]" office:value-type="float" office:value="0.0728773373" calcext:value-type="float">
            <text:p>0.0729</text:p>
          </table:table-cell>
          <table:table-cell table:style-name="ce6" office:value-type="float" office:value="0.68423" calcext:value-type="float">
            <text:p>0.68423</text:p>
          </table:table-cell>
          <table:table-cell table:style-name="ce6" office:value-type="float" office:value="1.0651" calcext:value-type="float">
            <text:p>1.06510</text:p>
          </table:table-cell>
          <table:table-cell table:style-name="ce4" office:value-type="float" office:value="31.2115198909686" calcext:value-type="float">
            <text:p>31.21</text:p>
          </table:table-cell>
          <table:table-cell table:number-columns-repeated="2"/>
          <table:table-cell table:style-name="ce5" table:formula="of:= [.AD10] / ([.AC10]/ [.$B$1])" office:value-type="float" office:value="16.0158494012285" calcext:value-type="float">
            <text:p>16.0158</text:p>
          </table:table-cell>
          <table:table-cell table:style-name="ce5" table:formula="of:=[.AD10] * [.AC10]/ [.$B$1]" office:value-type="float" office:value="0.0738157097" calcext:value-type="float">
            <text:p>0.0738</text:p>
          </table:table-cell>
          <table:table-cell table:style-name="ce6" office:value-type="float" office:value="0.67889" calcext:value-type="float">
            <text:p>0.67889</text:p>
          </table:table-cell>
          <table:table-cell table:style-name="ce6" office:value-type="float" office:value="1.0873" calcext:value-type="float">
            <text:p>1.08730</text:p>
          </table:table-cell>
          <table:table-cell table:style-name="ce4" office:value-type="float" office:value="31.2115198909686" calcext:value-type="float">
            <text:p>31.21</text:p>
          </table:table-cell>
          <table:table-cell table:number-columns-repeated="2"/>
          <table:table-cell table:style-name="ce5" table:formula="of:= [.AK10] / ([.AJ10]/ [.$B$1])" office:value-type="float" office:value="16.4729027468448" calcext:value-type="float">
            <text:p>16.4729</text:p>
          </table:table-cell>
          <table:table-cell table:style-name="ce5" table:formula="of:=[.AK10] * [.AJ10]/ [.$B$1]" office:value-type="float" office:value="0.0747214575" calcext:value-type="float">
            <text:p>0.0747</text:p>
          </table:table-cell>
          <table:table-cell table:style-name="ce6" office:value-type="float" office:value="0.6735" calcext:value-type="float">
            <text:p>0.67350</text:p>
          </table:table-cell>
          <table:table-cell table:style-name="ce6" office:value-type="float" office:value="1.10945" calcext:value-type="float">
            <text:p>1.10945</text:p>
          </table:table-cell>
          <table:table-cell table:style-name="ce4" office:value-type="float" office:value="31.2115198909686" calcext:value-type="float">
            <text:p>31.21</text:p>
          </table:table-cell>
          <table:table-cell table:number-columns-repeated="2"/>
          <table:table-cell table:style-name="ce5" table:formula="of:= [.AR10] / ([.AQ10]/ [.$B$1])" office:value-type="float" office:value="16.9210282191699" calcext:value-type="float">
            <text:p>16.9210</text:p>
          </table:table-cell>
          <table:table-cell table:style-name="ce5" table:formula="of:=[.AR10] * [.AQ10]/ [.$B$1]" office:value-type="float" office:value="0.0755825706" calcext:value-type="float">
            <text:p>0.0756</text:p>
          </table:table-cell>
          <table:table-cell office:value-type="float" office:value="0.66834" calcext:value-type="float">
            <text:p>0.66834</text:p>
          </table:table-cell>
          <table:table-cell office:value-type="float" office:value="1.1309" calcext:value-type="float">
            <text:p>1.1309</text:p>
          </table:table-cell>
          <table:table-cell table:style-name="ce4" office:value-type="float" office:value="31.2115198909686" calcext:value-type="float">
            <text:p>31.21</text:p>
          </table:table-cell>
          <table:table-cell table:number-columns-repeated="97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5" table:formula="of:= [.I11] / ([.H11]/ [.$B$1])" office:value-type="float" office:value="14.7937508565164" calcext:value-type="float">
            <text:p>14.7938</text:p>
          </table:table-cell>
          <table:table-cell table:style-name="ce5" table:formula="of:=[.I11] * [.H11]/ [.$B$1]" office:value-type="float" office:value="0.078771115" calcext:value-type="float">
            <text:p>0.0788</text:p>
          </table:table-cell>
          <table:table-cell table:style-name="ce6" office:value-type="float" office:value="0.7297" calcext:value-type="float">
            <text:p>0.72970</text:p>
          </table:table-cell>
          <table:table-cell table:style-name="ce6" office:value-type="float" office:value="1.0795" calcext:value-type="float">
            <text:p>1.07950</text:p>
          </table:table-cell>
          <table:table-cell table:style-name="ce4" office:value-type="float" office:value="28.4295634824952" calcext:value-type="float">
            <text:p>28.43</text:p>
          </table:table-cell>
          <table:table-cell table:number-columns-repeated="2"/>
          <table:table-cell table:style-name="ce5" table:formula="of:= [.P11] / ([.O11]/ [.$B$1])" office:value-type="float" office:value="15.1463327172924" calcext:value-type="float">
            <text:p>15.1463</text:p>
          </table:table-cell>
          <table:table-cell table:style-name="ce5" table:formula="of:=[.P11] * [.O11]/ [.$B$1]" office:value-type="float" office:value="0.0796260892" calcext:value-type="float">
            <text:p>0.0796</text:p>
          </table:table-cell>
          <table:table-cell table:style-name="ce6" office:value-type="float" office:value="0.72506" calcext:value-type="float">
            <text:p>0.72506</text:p>
          </table:table-cell>
          <table:table-cell table:style-name="ce6" office:value-type="float" office:value="1.0982" calcext:value-type="float">
            <text:p>1.09820</text:p>
          </table:table-cell>
          <table:table-cell table:style-name="ce4" office:value-type="float" office:value="28.4295634824952" calcext:value-type="float">
            <text:p>28.43</text:p>
          </table:table-cell>
          <table:table-cell table:number-columns-repeated="2"/>
          <table:table-cell table:style-name="ce5" table:formula="of:= [.W11] / ([.V11]/ [.$B$1])" office:value-type="float" office:value="15.5914501863492" calcext:value-type="float">
            <text:p>15.5915</text:p>
          </table:table-cell>
          <table:table-cell table:style-name="ce5" table:formula="of:=[.W11] * [.V11]/ [.$B$1]" office:value-type="float" office:value="0.0806196542" calcext:value-type="float">
            <text:p>0.0806</text:p>
          </table:table-cell>
          <table:table-cell table:style-name="ce6" office:value-type="float" office:value="0.71908" calcext:value-type="float">
            <text:p>0.71908</text:p>
          </table:table-cell>
          <table:table-cell table:style-name="ce6" office:value-type="float" office:value="1.12115" calcext:value-type="float">
            <text:p>1.12115</text:p>
          </table:table-cell>
          <table:table-cell table:style-name="ce4" office:value-type="float" office:value="28.4295634824952" calcext:value-type="float">
            <text:p>28.43</text:p>
          </table:table-cell>
          <table:table-cell table:number-columns-repeated="2"/>
          <table:table-cell table:style-name="ce5" table:formula="of:= [.AD11] / ([.AC11]/ [.$B$1])" office:value-type="float" office:value="16.0405536157503" calcext:value-type="float">
            <text:p>16.0406</text:p>
          </table:table-cell>
          <table:table-cell table:style-name="ce5" table:formula="of:=[.AD11] * [.AC11]/ [.$B$1]" office:value-type="float" office:value="0.0815749407" calcext:value-type="float">
            <text:p>0.0816</text:p>
          </table:table-cell>
          <table:table-cell table:style-name="ce6" office:value-type="float" office:value="0.71313" calcext:value-type="float">
            <text:p>0.71313</text:p>
          </table:table-cell>
          <table:table-cell table:style-name="ce6" office:value-type="float" office:value="1.1439" calcext:value-type="float">
            <text:p>1.14390</text:p>
          </table:table-cell>
          <table:table-cell table:style-name="ce4" office:value-type="float" office:value="28.4295634824952" calcext:value-type="float">
            <text:p>28.43</text:p>
          </table:table-cell>
          <table:table-cell table:number-columns-repeated="2"/>
          <table:table-cell table:style-name="ce5" table:formula="of:= [.AK11] / ([.AJ11]/ [.$B$1])" office:value-type="float" office:value="16.4959911763458" calcext:value-type="float">
            <text:p>16.4960</text:p>
          </table:table-cell>
          <table:table-cell table:style-name="ce5" table:formula="of:=[.AK11] * [.AJ11]/ [.$B$1]" office:value-type="float" office:value="0.08249937102" calcext:value-type="float">
            <text:p>0.0825</text:p>
          </table:table-cell>
          <table:table-cell table:style-name="ce6" office:value-type="float" office:value="0.70719" calcext:value-type="float">
            <text:p>0.70719</text:p>
          </table:table-cell>
          <table:table-cell table:style-name="ce6" office:value-type="float" office:value="1.16658" calcext:value-type="float">
            <text:p>1.16658</text:p>
          </table:table-cell>
          <table:table-cell table:style-name="ce4" office:value-type="float" office:value="28.4295634824952" calcext:value-type="float">
            <text:p>28.43</text:p>
          </table:table-cell>
          <table:table-cell table:number-columns-repeated="2"/>
          <table:table-cell table:style-name="ce5" table:formula="of:= [.AR11] / ([.AQ11]/ [.$B$1])" office:value-type="float" office:value="16.9434742319481" calcext:value-type="float">
            <text:p>16.9435</text:p>
          </table:table-cell>
          <table:table-cell table:style-name="ce5" table:formula="of:=[.AR11] * [.AQ11]/ [.$B$1]" office:value-type="float" office:value="0.0833673325" calcext:value-type="float">
            <text:p>0.0834</text:p>
          </table:table-cell>
          <table:table-cell office:value-type="float" office:value="0.70145" calcext:value-type="float">
            <text:p>0.70145</text:p>
          </table:table-cell>
          <table:table-cell office:value-type="float" office:value="1.1885" calcext:value-type="float">
            <text:p>1.1885</text:p>
          </table:table-cell>
          <table:table-cell table:style-name="ce4" office:value-type="float" office:value="28.4295634824952" calcext:value-type="float">
            <text:p>28.43</text:p>
          </table:table-cell>
          <table:table-cell table:number-columns-repeated="97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5" table:formula="of:= [.I12] / ([.H12]/ [.$B$1])" office:value-type="float" office:value="14.8208789049709" calcext:value-type="float">
            <text:p>14.8209</text:p>
          </table:table-cell>
          <table:table-cell table:style-name="ce5" table:formula="of:=[.I12] * [.H12]/ [.$B$1]" office:value-type="float" office:value="0.0863843675" calcext:value-type="float">
            <text:p>0.0864</text:p>
          </table:table-cell>
          <table:table-cell table:style-name="ce6" office:value-type="float" office:value="0.76345" calcext:value-type="float">
            <text:p>0.76345</text:p>
          </table:table-cell>
          <table:table-cell table:style-name="ce6" office:value-type="float" office:value="1.1315" calcext:value-type="float">
            <text:p>1.13150</text:p>
          </table:table-cell>
          <table:table-cell table:style-name="ce4" office:value-type="float" office:value="26.0361647617904" calcext:value-type="float">
            <text:p>26.04</text:p>
          </table:table-cell>
          <table:table-cell table:number-columns-repeated="2"/>
          <table:table-cell table:style-name="ce5" table:formula="of:= [.P12] / ([.O12]/ [.$B$1])" office:value-type="float" office:value="15.1747329552947" calcext:value-type="float">
            <text:p>15.1747</text:p>
          </table:table-cell>
          <table:table-cell table:style-name="ce5" table:formula="of:=[.P12] * [.O12]/ [.$B$1]" office:value-type="float" office:value="0.087257581" calcext:value-type="float">
            <text:p>0.0873</text:p>
          </table:table-cell>
          <table:table-cell table:style-name="ce6" office:value-type="float" office:value="0.7583" calcext:value-type="float">
            <text:p>0.75830</text:p>
          </table:table-cell>
          <table:table-cell table:style-name="ce6" office:value-type="float" office:value="1.1507" calcext:value-type="float">
            <text:p>1.15070</text:p>
          </table:table-cell>
          <table:table-cell table:style-name="ce4" office:value-type="float" office:value="26.0361647617904" calcext:value-type="float">
            <text:p>26.04</text:p>
          </table:table-cell>
          <table:table-cell table:number-columns-repeated="2"/>
          <table:table-cell table:style-name="ce5" table:formula="of:= [.W12] / ([.V12]/ [.$B$1])" office:value-type="float" office:value="15.6176846137476" calcext:value-type="float">
            <text:p>15.6177</text:p>
          </table:table-cell>
          <table:table-cell table:style-name="ce5" table:formula="of:=[.W12] * [.V12]/ [.$B$1]" office:value-type="float" office:value="0.0882810528" calcext:value-type="float">
            <text:p>0.0883</text:p>
          </table:table-cell>
          <table:table-cell table:style-name="ce6" office:value-type="float" office:value="0.75184" calcext:value-type="float">
            <text:p>0.75184</text:p>
          </table:table-cell>
          <table:table-cell table:style-name="ce6" office:value-type="float" office:value="1.1742" calcext:value-type="float">
            <text:p>1.17420</text:p>
          </table:table-cell>
          <table:table-cell table:style-name="ce4" office:value-type="float" office:value="26.0361647617904" calcext:value-type="float">
            <text:p>26.04</text:p>
          </table:table-cell>
          <table:table-cell table:number-columns-repeated="2"/>
          <table:table-cell table:style-name="ce5" table:formula="of:= [.AD12] / ([.AC12]/ [.$B$1])" office:value-type="float" office:value="16.064240862985" calcext:value-type="float">
            <text:p>16.0642</text:p>
          </table:table-cell>
          <table:table-cell table:style-name="ce5" table:formula="of:=[.AD12] * [.AC12]/ [.$B$1]" office:value-type="float" office:value="0.0892371636" calcext:value-type="float">
            <text:p>0.0892</text:p>
          </table:table-cell>
          <table:table-cell table:style-name="ce6" office:value-type="float" office:value="0.74532" calcext:value-type="float">
            <text:p>0.74532</text:p>
          </table:table-cell>
          <table:table-cell table:style-name="ce6" office:value-type="float" office:value="1.1973" calcext:value-type="float">
            <text:p>1.19730</text:p>
          </table:table-cell>
          <table:table-cell table:style-name="ce4" office:value-type="float" office:value="26.0361647617904" calcext:value-type="float">
            <text:p>26.04</text:p>
          </table:table-cell>
          <table:table-cell table:number-columns-repeated="2"/>
          <table:table-cell table:style-name="ce5" table:formula="of:= [.AK12] / ([.AJ12]/ [.$B$1])" office:value-type="float" office:value="16.5222923039441" calcext:value-type="float">
            <text:p>16.5223</text:p>
          </table:table-cell>
          <table:table-cell table:style-name="ce5" table:formula="of:=[.AK12] * [.AJ12]/ [.$B$1]" office:value-type="float" office:value="0.0901877574" calcext:value-type="float">
            <text:p>0.0902</text:p>
          </table:table-cell>
          <table:table-cell table:style-name="ce6" office:value-type="float" office:value="0.73882" calcext:value-type="float">
            <text:p>0.73882</text:p>
          </table:table-cell>
          <table:table-cell table:style-name="ce6" office:value-type="float" office:value="1.2207" calcext:value-type="float">
            <text:p>1.22070</text:p>
          </table:table-cell>
          <table:table-cell table:style-name="ce4" office:value-type="float" office:value="26.0361647617904" calcext:value-type="float">
            <text:p>26.04</text:p>
          </table:table-cell>
          <table:table-cell table:number-columns-repeated="2"/>
          <table:table-cell table:style-name="ce5" table:formula="of:= [.AR12] / ([.AQ12]/ [.$B$1])" office:value-type="float" office:value="16.969696969697" calcext:value-type="float">
            <text:p>16.9697</text:p>
          </table:table-cell>
          <table:table-cell table:style-name="ce5" table:formula="of:=[.AR12] * [.AQ12]/ [.$B$1]" office:value-type="float" office:value="0.091076832" calcext:value-type="float">
            <text:p>0.0911</text:p>
          </table:table-cell>
          <table:table-cell office:value-type="float" office:value="0.7326" calcext:value-type="float">
            <text:p>0.7326</text:p>
          </table:table-cell>
          <table:table-cell office:value-type="float" office:value="1.2432" calcext:value-type="float">
            <text:p>1.2432</text:p>
          </table:table-cell>
          <table:table-cell table:style-name="ce4" office:value-type="float" office:value="26.0361647617904" calcext:value-type="float">
            <text:p>26.04</text:p>
          </table:table-cell>
          <table:table-cell table:number-columns-repeated="97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5" table:formula="of:= [.I13] / ([.H13]/ [.$B$1])" office:value-type="float" office:value="14.8432493560344" calcext:value-type="float">
            <text:p>14.8432</text:p>
          </table:table-cell>
          <table:table-cell table:style-name="ce5" table:formula="of:=[.I13] * [.H13]/ [.$B$1]" office:value-type="float" office:value="0.0940137605" calcext:value-type="float">
            <text:p>0.0940</text:p>
          </table:table-cell>
          <table:table-cell table:style-name="ce6" office:value-type="float" office:value="0.79585" calcext:value-type="float">
            <text:p>0.79585</text:p>
          </table:table-cell>
          <table:table-cell table:style-name="ce6" office:value-type="float" office:value="1.1813" calcext:value-type="float">
            <text:p>1.18130</text:p>
          </table:table-cell>
          <table:table-cell table:style-name="ce4" office:value-type="float" office:value="23.9485534033442" calcext:value-type="float">
            <text:p>23.95</text:p>
          </table:table-cell>
          <table:table-cell table:number-columns-repeated="2"/>
          <table:table-cell table:style-name="ce5" table:formula="of:= [.P13] / ([.O13]/ [.$B$1])" office:value-type="float" office:value="15.1986838774994" calcext:value-type="float">
            <text:p>15.1987</text:p>
          </table:table-cell>
          <table:table-cell table:style-name="ce5" table:formula="of:=[.P13] * [.O13]/ [.$B$1]" office:value-type="float" office:value="0.09490302" calcext:value-type="float">
            <text:p>0.0949</text:p>
          </table:table-cell>
          <table:table-cell table:style-name="ce6" office:value-type="float" office:value="0.7902" calcext:value-type="float">
            <text:p>0.79020</text:p>
          </table:table-cell>
          <table:table-cell table:style-name="ce6" office:value-type="float" office:value="1.201" calcext:value-type="float">
            <text:p>1.20100</text:p>
          </table:table-cell>
          <table:table-cell table:style-name="ce4" office:value-type="float" office:value="23.9485534033442" calcext:value-type="float">
            <text:p>23.95</text:p>
          </table:table-cell>
          <table:table-cell table:number-columns-repeated="2"/>
          <table:table-cell table:style-name="ce5" table:formula="of:= [.W13] / ([.V13]/ [.$B$1])" office:value-type="float" office:value="15.6421584901806" calcext:value-type="float">
            <text:p>15.6422</text:p>
          </table:table-cell>
          <table:table-cell table:style-name="ce5" table:formula="of:=[.W13] * [.V13]/ [.$B$1]" office:value-type="float" office:value="0.09593465" calcext:value-type="float">
            <text:p>0.0959</text:p>
          </table:table-cell>
          <table:table-cell table:style-name="ce6" office:value-type="float" office:value="0.78314" calcext:value-type="float">
            <text:p>0.78314</text:p>
          </table:table-cell>
          <table:table-cell table:style-name="ce6" office:value-type="float" office:value="1.225" calcext:value-type="float">
            <text:p>1.22500</text:p>
          </table:table-cell>
          <table:table-cell table:style-name="ce4" office:value-type="float" office:value="23.9485534033442" calcext:value-type="float">
            <text:p>23.95</text:p>
          </table:table-cell>
          <table:table-cell table:number-columns-repeated="2"/>
          <table:table-cell table:style-name="ce5" table:formula="of:= [.AD13] / ([.AC13]/ [.$B$1])" office:value-type="float" office:value="16.0913319674772" calcext:value-type="float">
            <text:p>16.0913</text:p>
          </table:table-cell>
          <table:table-cell table:style-name="ce5" table:formula="of:=[.AD13] * [.AC13]/ [.$B$1]" office:value-type="float" office:value="0.0969156216" calcext:value-type="float">
            <text:p>0.0969</text:p>
          </table:table-cell>
          <table:table-cell table:style-name="ce6" office:value-type="float" office:value="0.77607" calcext:value-type="float">
            <text:p>0.77607</text:p>
          </table:table-cell>
          <table:table-cell table:style-name="ce6" office:value-type="float" office:value="1.2488" calcext:value-type="float">
            <text:p>1.24880</text:p>
          </table:table-cell>
          <table:table-cell table:style-name="ce4" office:value-type="float" office:value="23.9485534033442" calcext:value-type="float">
            <text:p>23.95</text:p>
          </table:table-cell>
          <table:table-cell table:number-columns-repeated="2"/>
          <table:table-cell table:style-name="ce5" table:formula="of:= [.AK13] / ([.AJ13]/ [.$B$1])" office:value-type="float" office:value="16.5435822758477" calcext:value-type="float">
            <text:p>16.5436</text:p>
          </table:table-cell>
          <table:table-cell table:style-name="ce5" table:formula="of:=[.AK13] * [.AJ13]/ [.$B$1]" office:value-type="float" office:value="0.0978628288" calcext:value-type="float">
            <text:p>0.0979</text:p>
          </table:table-cell>
          <table:table-cell table:style-name="ce6" office:value-type="float" office:value="0.76912" calcext:value-type="float">
            <text:p>0.76912</text:p>
          </table:table-cell>
          <table:table-cell table:style-name="ce6" office:value-type="float" office:value="1.2724" calcext:value-type="float">
            <text:p>1.27240</text:p>
          </table:table-cell>
          <table:table-cell table:style-name="ce4" office:value-type="float" office:value="23.9485534033442" calcext:value-type="float">
            <text:p>23.95</text:p>
          </table:table-cell>
          <table:table-cell table:number-columns-repeated="2"/>
          <table:table-cell table:style-name="ce5" table:formula="of:= [.AR13] / ([.AQ13]/ [.$B$1])" office:value-type="float" office:value="16.9928638891804" calcext:value-type="float">
            <text:p>16.9929</text:p>
          </table:table-cell>
          <table:table-cell table:style-name="ce5" table:formula="of:=[.AR13] * [.AQ13]/ [.$B$1]" office:value-type="float" office:value="0.0987509328" calcext:value-type="float">
            <text:p>0.0988</text:p>
          </table:table-cell>
          <table:table-cell office:value-type="float" office:value="0.76232" calcext:value-type="float">
            <text:p>0.76232</text:p>
          </table:table-cell>
          <table:table-cell office:value-type="float" office:value="1.2954" calcext:value-type="float">
            <text:p>1.2954</text:p>
          </table:table-cell>
          <table:table-cell table:style-name="ce4" office:value-type="float" office:value="23.9485534033442" calcext:value-type="float">
            <text:p>23.95</text:p>
          </table:table-cell>
          <table:table-cell table:number-columns-repeated="97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5" table:formula="of:= [.I14] / ([.H14]/ [.$B$1])" office:value-type="float" office:value="14.8762130635754" calcext:value-type="float">
            <text:p>14.8762</text:p>
          </table:table-cell>
          <table:table-cell table:style-name="ce5" table:formula="of:=[.I14] * [.H14]/ [.$B$1]" office:value-type="float" office:value="0.1016000748" calcext:value-type="float">
            <text:p>0.1016</text:p>
          </table:table-cell>
          <table:table-cell table:style-name="ce6" office:value-type="float" office:value="0.82642" calcext:value-type="float">
            <text:p>0.82642</text:p>
          </table:table-cell>
          <table:table-cell table:style-name="ce6" office:value-type="float" office:value="1.2294" calcext:value-type="float">
            <text:p>1.22940</text:p>
          </table:table-cell>
          <table:table-cell table:style-name="ce4" office:value-type="float" office:value="22.1067110817823" calcext:value-type="float">
            <text:p>22.11</text:p>
          </table:table-cell>
          <table:table-cell table:number-columns-repeated="2"/>
          <table:table-cell table:style-name="ce5" table:formula="of:= [.P14] / ([.O14]/ [.$B$1])" office:value-type="float" office:value="15.2310130440083" calcext:value-type="float">
            <text:p>15.2310</text:p>
          </table:table-cell>
          <table:table-cell table:style-name="ce5" table:formula="of:=[.P14] * [.O14]/ [.$B$1]" office:value-type="float" office:value="0.102488282" calcext:value-type="float">
            <text:p>0.1025</text:p>
          </table:table-cell>
          <table:table-cell table:style-name="ce6" office:value-type="float" office:value="0.8203" calcext:value-type="float">
            <text:p>0.82030</text:p>
          </table:table-cell>
          <table:table-cell table:style-name="ce6" office:value-type="float" office:value="1.2494" calcext:value-type="float">
            <text:p>1.24940</text:p>
          </table:table-cell>
          <table:table-cell table:style-name="ce4" office:value-type="float" office:value="22.1067110817823" calcext:value-type="float">
            <text:p>22.11</text:p>
          </table:table-cell>
          <table:table-cell table:number-columns-repeated="2"/>
          <table:table-cell table:style-name="ce5" table:formula="of:= [.W14] / ([.V14]/ [.$B$1])" office:value-type="float" office:value="15.6674089840914" calcext:value-type="float">
            <text:p>15.6674</text:p>
          </table:table-cell>
          <table:table-cell table:style-name="ce5" table:formula="of:=[.W14] * [.V14]/ [.$B$1]" office:value-type="float" office:value="0.1034981318" calcext:value-type="float">
            <text:p>0.1035</text:p>
          </table:table-cell>
          <table:table-cell table:style-name="ce6" office:value-type="float" office:value="0.81277" calcext:value-type="float">
            <text:p>0.81277</text:p>
          </table:table-cell>
          <table:table-cell table:style-name="ce6" office:value-type="float" office:value="1.2734" calcext:value-type="float">
            <text:p>1.27340</text:p>
          </table:table-cell>
          <table:table-cell table:style-name="ce4" office:value-type="float" office:value="22.1067110817823" calcext:value-type="float">
            <text:p>22.11</text:p>
          </table:table-cell>
          <table:table-cell table:number-columns-repeated="2"/>
          <table:table-cell table:style-name="ce5" table:formula="of:= [.AD14] / ([.AC14]/ [.$B$1])" office:value-type="float" office:value="16.1140089418778" calcext:value-type="float">
            <text:p>16.1140</text:p>
          </table:table-cell>
          <table:table-cell table:style-name="ce5" table:formula="of:=[.AD14] * [.AC14]/ [.$B$1]" office:value-type="float" office:value="0.1044747" calcext:value-type="float">
            <text:p>0.1045</text:p>
          </table:table-cell>
          <table:table-cell table:style-name="ce6" office:value-type="float" office:value="0.8052" calcext:value-type="float">
            <text:p>0.80520</text:p>
          </table:table-cell>
          <table:table-cell table:style-name="ce6" office:value-type="float" office:value="1.2975" calcext:value-type="float">
            <text:p>1.29750</text:p>
          </table:table-cell>
          <table:table-cell table:style-name="ce4" office:value-type="float" office:value="22.1067110817823" calcext:value-type="float">
            <text:p>22.11</text:p>
          </table:table-cell>
          <table:table-cell table:number-columns-repeated="2"/>
          <table:table-cell table:style-name="ce5" table:formula="of:= [.AK14] / ([.AJ14]/ [.$B$1])" office:value-type="float" office:value="16.5697237125809" calcext:value-type="float">
            <text:p>16.5697</text:p>
          </table:table-cell>
          <table:table-cell table:style-name="ce5" table:formula="of:=[.AK14] * [.AJ14]/ [.$B$1]" office:value-type="float" office:value="0.1054426296" calcext:value-type="float">
            <text:p>0.1054</text:p>
          </table:table-cell>
          <table:table-cell table:style-name="ce6" office:value-type="float" office:value="0.79772" calcext:value-type="float">
            <text:p>0.79772</text:p>
          </table:table-cell>
          <table:table-cell table:style-name="ce6" office:value-type="float" office:value="1.3218" calcext:value-type="float">
            <text:p>1.32180</text:p>
          </table:table-cell>
          <table:table-cell table:style-name="ce4" office:value-type="float" office:value="22.1067110817823" calcext:value-type="float">
            <text:p>22.11</text:p>
          </table:table-cell>
          <table:table-cell table:number-columns-repeated="2"/>
          <table:table-cell table:style-name="ce5" table:formula="of:= [.AR14] / ([.AQ14]/ [.$B$1])" office:value-type="float" office:value="17.01376587884" calcext:value-type="float">
            <text:p>17.0138</text:p>
          </table:table-cell>
          <table:table-cell table:style-name="ce5" table:formula="of:=[.AR14] * [.AQ14]/ [.$B$1]" office:value-type="float" office:value="0.1062797092" calcext:value-type="float">
            <text:p>0.1063</text:p>
          </table:table-cell>
          <table:table-cell office:value-type="float" office:value="0.79036" calcext:value-type="float">
            <text:p>0.79036</text:p>
          </table:table-cell>
          <table:table-cell office:value-type="float" office:value="1.3447" calcext:value-type="float">
            <text:p>1.3447</text:p>
          </table:table-cell>
          <table:table-cell table:style-name="ce4" office:value-type="float" office:value="22.1067110817823" calcext:value-type="float">
            <text:p>22.11</text:p>
          </table:table-cell>
          <table:table-cell table:number-columns-repeated="97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5" table:formula="of:= [.I15] / ([.H15]/ [.$B$1])" office:value-type="float" office:value="14.8983407338163" calcext:value-type="float">
            <text:p>14.8983</text:p>
          </table:table-cell>
          <table:table-cell table:style-name="ce5" table:formula="of:=[.I15] * [.H15]/ [.$B$1]" office:value-type="float" office:value="0.1091145" calcext:value-type="float">
            <text:p>0.1091</text:p>
          </table:table-cell>
          <table:table-cell table:style-name="ce6" office:value-type="float" office:value="0.8558" calcext:value-type="float">
            <text:p>0.85580</text:p>
          </table:table-cell>
          <table:table-cell table:style-name="ce6" office:value-type="float" office:value="1.275" calcext:value-type="float">
            <text:p>1.27500</text:p>
          </table:table-cell>
          <table:table-cell table:style-name="ce4" office:value-type="float" office:value="20.4659143960611" calcext:value-type="float">
            <text:p>20.47</text:p>
          </table:table-cell>
          <table:table-cell table:number-columns-repeated="2"/>
          <table:table-cell table:style-name="ce5" table:formula="of:= [.P15] / ([.O15]/ [.$B$1])" office:value-type="float" office:value="15.2496467263307" calcext:value-type="float">
            <text:p>15.2496</text:p>
          </table:table-cell>
          <table:table-cell table:style-name="ce5" table:formula="of:=[.P15] * [.O15]/ [.$B$1]" office:value-type="float" office:value="0.1099714" calcext:value-type="float">
            <text:p>0.1100</text:p>
          </table:table-cell>
          <table:table-cell table:style-name="ce6" office:value-type="float" office:value="0.8492" calcext:value-type="float">
            <text:p>0.84920</text:p>
          </table:table-cell>
          <table:table-cell table:style-name="ce6" office:value-type="float" office:value="1.295" calcext:value-type="float">
            <text:p>1.29500</text:p>
          </table:table-cell>
          <table:table-cell table:style-name="ce4" office:value-type="float" office:value="20.4659143960611" calcext:value-type="float">
            <text:p>20.47</text:p>
          </table:table-cell>
          <table:table-cell table:number-columns-repeated="2"/>
          <table:table-cell table:style-name="ce5" table:formula="of:= [.W15] / ([.V15]/ [.$B$1])" office:value-type="float" office:value="15.6921723416397" calcext:value-type="float">
            <text:p>15.6922</text:p>
          </table:table-cell>
          <table:table-cell table:style-name="ce5" table:formula="of:=[.W15] * [.V15]/ [.$B$1]" office:value-type="float" office:value="0.1110194288" calcext:value-type="float">
            <text:p>0.1110</text:p>
          </table:table-cell>
          <table:table-cell table:style-name="ce6" office:value-type="float" office:value="0.84112" calcext:value-type="float">
            <text:p>0.84112</text:p>
          </table:table-cell>
          <table:table-cell table:style-name="ce6" office:value-type="float" office:value="1.3199" calcext:value-type="float">
            <text:p>1.31990</text:p>
          </table:table-cell>
          <table:table-cell table:style-name="ce4" office:value-type="float" office:value="20.4659143960611" calcext:value-type="float">
            <text:p>20.47</text:p>
          </table:table-cell>
          <table:table-cell table:number-columns-repeated="2"/>
          <table:table-cell table:style-name="ce5" table:formula="of:= [.AD15] / ([.AC15]/ [.$B$1])" office:value-type="float" office:value="16.1387125040512" calcext:value-type="float">
            <text:p>16.1387</text:p>
          </table:table-cell>
          <table:table-cell table:style-name="ce5" table:formula="of:=[.AD15] * [.AC15]/ [.$B$1]" office:value-type="float" office:value="0.1120089505" calcext:value-type="float">
            <text:p>0.1120</text:p>
          </table:table-cell>
          <table:table-cell table:style-name="ce6" office:value-type="float" office:value="0.83309" calcext:value-type="float">
            <text:p>0.83309</text:p>
          </table:table-cell>
          <table:table-cell table:style-name="ce6" office:value-type="float" office:value="1.3445" calcext:value-type="float">
            <text:p>1.34450</text:p>
          </table:table-cell>
          <table:table-cell table:style-name="ce4" office:value-type="float" office:value="20.4659143960611" calcext:value-type="float">
            <text:p>20.47</text:p>
          </table:table-cell>
          <table:table-cell table:number-columns-repeated="2"/>
          <table:table-cell table:style-name="ce5" table:formula="of:= [.AK15] / ([.AJ15]/ [.$B$1])" office:value-type="float" office:value="16.5945375859185" calcext:value-type="float">
            <text:p>16.5945</text:p>
          </table:table-cell>
          <table:table-cell table:style-name="ce5" table:formula="of:=[.AK15] * [.AJ15]/ [.$B$1]" office:value-type="float" office:value="0.1129219299" calcext:value-type="float">
            <text:p>0.1129</text:p>
          </table:table-cell>
          <table:table-cell table:style-name="ce6" office:value-type="float" office:value="0.82491" calcext:value-type="float">
            <text:p>0.82491</text:p>
          </table:table-cell>
          <table:table-cell table:style-name="ce6" office:value-type="float" office:value="1.3689" calcext:value-type="float">
            <text:p>1.36890</text:p>
          </table:table-cell>
          <table:table-cell table:style-name="ce4" office:value-type="float" office:value="20.4659143960611" calcext:value-type="float">
            <text:p>20.47</text:p>
          </table:table-cell>
          <table:table-cell table:number-columns-repeated="2"/>
          <table:table-cell table:style-name="ce5" table:formula="of:= [.AR15] / ([.AQ15]/ [.$B$1])" office:value-type="float" office:value="17.0388498011624" calcext:value-type="float">
            <text:p>17.0388</text:p>
          </table:table-cell>
          <table:table-cell table:style-name="ce5" table:formula="of:=[.AR15] * [.AQ15]/ [.$B$1]" office:value-type="float" office:value="0.1138020625" calcext:value-type="float">
            <text:p>0.1138</text:p>
          </table:table-cell>
          <table:table-cell office:value-type="float" office:value="0.81725" calcext:value-type="float">
            <text:p>0.81725</text:p>
          </table:table-cell>
          <table:table-cell office:value-type="float" office:value="1.3925" calcext:value-type="float">
            <text:p>1.3925</text:p>
          </table:table-cell>
          <table:table-cell table:style-name="ce4" office:value-type="float" office:value="20.4659143960611" calcext:value-type="float">
            <text:p>20.47</text:p>
          </table:table-cell>
          <table:table-cell table:number-columns-repeated="979"/>
        </table:table-row>
        <table:table-row table:style-name="ro1">
          <table:table-cell table:style-name="Default" table:number-columns-repeated="2"/>
          <table:table-cell table:style-name="ce4"/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 table:number-columns-repeated="2"/>
          <table:table-cell table:number-columns-repeated="1015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2">
      <number:number number:decimal-places="5" number:min-decimal-places="5" number:min-integer-digits="1"/>
    </number:number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5">
      <number:month/>
      <number:text>/</number:text>
      <number:day/>
      <number:text>/</number:text>
      <number:year number:style="long"/>
    </number:date-style>
    <number:date-style style:name="N154">
      <number:day/>
      <number:text>-</number:text>
      <number:month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2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4:02:13.2980979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30T16:26:32.023699174</dc:date>
    <meta:editing-duration>PT1H36M29S</meta:editing-duration>
    <meta:editing-cycles>13</meta:editing-cycles>
    <meta:generator>LibreOffice/7.3.1.3$Linux_X86_64 LibreOffice_project/30$Build-3</meta:generator>
    <meta:document-statistic meta:table-count="1" meta:cell-count="462" meta:object-count="0"/>
  </office:meta>
</office:document-meta>
</file>